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82.23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1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94070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4070a"/>
    </style:style>
    <style:style style:name="ce9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che du 24-07-2018(project avant financement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018" table:default-cell-style-name="ce4"/>
        <table:table-row table:style-name="ro1">
          <table:table-cell office:value-type="string" calcext:value-type="string">
            <text:p>Nom du module</text:p>
          </table:table-cell>
          <table:table-cell table:style-name="ce5" office:value-type="string" calcext:value-type="string">
            <text:p>Libelle de la tache</text:p>
          </table:table-cell>
          <table:table-cell office:value-type="string" calcext:value-type="string">
            <text:p>Date de création </text:p>
          </table:table-cell>
          <table:table-cell office:value-type="string" calcext:value-type="string">
            <text:p>Date d’exéc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Observ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lister les modifications apportées (bayeur)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7-20" calcext:value-type="date">
            <text:p>20/07/18</text:p>
          </table:table-cell>
          <table:table-cell table:style-name="ce8" office:value-type="string" calcext:value-type="string">
            <text:p>OK</text:p>
          </table:table-cell>
          <table:table-cell table:style-name="ce9" office:value-type="string" calcext:value-type="string">
            <text:p>lister les modifications apportées par l’ong (bayeu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détailler les modifications apportées(bayeur)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7-20" calcext:value-type="date">
            <text:p>20/07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apporter les amamdements sur une modification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KO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détailler les amemdements apporter a une modification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OK</text:p>
          </table:table-cell>
          <table:table-cell table:style-name="ce5" office:value-type="string" calcext:value-type="string">
            <text:p>les amemdements peuvent êtres associe a l’ensemble de la modification ou au différentes catégories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l’ensemble des amemedements sont visibles par les ongs si seulement si celle-ci sont publiées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7" office:value-type="string" calcext:value-type="string">
            <text:p>KO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Suivi de projects (bayeurs)</text:p>
          </table:table-cell>
          <table:table-cell table:style-name="ce5" office:value-type="string" calcext:value-type="string">
            <text:p>lorsqu’il y’a aucune modifications qui ont été apporté l’utilisateur ne peut en aucun cas créer une modification 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lister les modifications apportées (enregistréees)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détailler les modifications apportées(bayeur)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lister les amemdements apportés par le BF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OK</text:p>
          </table:table-cell>
          <table:table-cell table:style-name="ce5" office:value-type="string" calcext:value-type="string">
            <text:p>les amemdemnts doivent etre lié aux modification lors de la visualisatio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ce ongs</text:p>
          </table:table-cell>
          <table:table-cell table:style-name="ce5" office:value-type="string" calcext:value-type="string">
            <text:p>permettre a l’utilisateur de se deconnecter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string" calcext:value-type="string">
            <text:p><text:span text:style-name="T1">04/08/2018</text:span> 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Espace ongs</text:p>
          </table:table-cell>
          <table:table-cell table:style-name="ce5" office:value-type="string" calcext:value-type="string">
            <text:p>bien gerer les redirection avec intend en laravel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NKO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Espace bayeurs</text:p>
          </table:table-cell>
          <table:table-cell table:style-name="ce5" office:value-type="string" calcext:value-type="string">
            <text:p>permettre a l’utilisateur de se deconnecter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/>
          <table:table-cell table:style-name="ce8" office:value-type="string" calcext:value-type="string">
            <text:p>KO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Espace bayeurs</text:p>
          </table:table-cell>
          <table:table-cell table:style-name="ce5" office:value-type="string" calcext:value-type="string">
            <text:p>bien gerer les redirection avec intend en laravel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8-04" calcext:value-type="date">
            <text:p>04/08/18</text:p>
          </table:table-cell>
          <table:table-cell table:style-name="ce8" office:value-type="string" calcext:value-type="string">
            <text:p>NKO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gerer l’enregistrement d’une modification et la publication d’une modification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7-20" calcext:value-type="date">
            <text:p>20/07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l’utilisateur ne peut en aucun cas publier une modification si celui ci est en attente d’un retour concernant du BF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7-20" calcext:value-type="date">
            <text:p>20/07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Suivi de projects (ongs)</text:p>
          </table:table-cell>
          <table:table-cell table:style-name="ce5" office:value-type="string" calcext:value-type="string">
            <text:p>lors de la publication d’une modification , l’ong a la possibilité d’,associer la modification a un amendement, ou ajouter un description </text:p>
          </table:table-cell>
          <table:table-cell table:style-name="ce6" office:value-type="date" office:date-value="2018-07-24" calcext:value-type="date">
            <text:p>24/07/18</text:p>
          </table:table-cell>
          <table:table-cell table:style-name="ce6" office:value-type="date" office:date-value="2018-07-20" calcext:value-type="date">
            <text:p>20/07/18</text:p>
          </table:table-cell>
          <table:table-cell table:style-name="ce8" office:value-type="string" calcext:value-type="string">
            <text:p>OK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che additionnelles" table:style-name="ta1">
        <table:table-column table:style-name="co5" table:default-cell-style-name="Default"/>
        <table:table-row table:style-name="ro1">
          <table:table-cell office:value-type="string" calcext:value-type="string">
            <text:p>integration de select lors de la selection des categories du 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8:26:44.859125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20:40:28.221345705</meta:creation-date>
    <meta:generator>LibreOffice/6.0.3.2$Linux_X86_64 LibreOffice_project/00m0$Build-2</meta:generator>
    <dc:date>2018-08-04T19:57:43.254845728</dc:date>
    <meta:editing-duration>PT2H24M53S</meta:editing-duration>
    <meta:editing-cycles>15</meta:editing-cycles>
    <meta:document-statistic meta:table-count="2" meta:cell-count="91" meta:object-count="0"/>
  </office:meta>
</office:document-meta>
</file>